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Arial1" svg:font-family="Arial, Helvetica, sans-serif"/>
    <style:font-face style:name="OpenSymbol" svg:font-family="OpenSymbol, 'Arial Unicode MS'"/>
    <style:font-face style:name="Verdana" svg:font-family="Verdana, 'Adobe Helvetica', Helvetica, Arial, sans-serif"/>
    <style:font-face style:name="apple-system" svg:font-family="apple-system, BlinkMacSystemFont, 'Segoe UI', Roboto, Helvetica, Arial, sans-serif, 'Apple Color Emoji', 'Segoe UI Emoji', 'Segoe UI Symbol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 style:master-page-name="">
      <style:table-properties style:width="16.002cm" style:page-number="auto" table:align="left" style:shadow="none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6.21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background-color="transparent"/>
    </style:style>
    <style:style style:name="P6" style:family="paragraph" style:parent-style-name="Table_20_Contents">
      <style:text-properties officeooo:rsid="001c732f" officeooo:paragraph-rsid="001c732f" fo:background-color="transparent"/>
    </style:style>
    <style:style style:name="P7" style:family="paragraph" style:parent-style-name="Standard">
      <style:paragraph-properties fo:text-align="center" style:justify-single-word="false"/>
      <style:text-properties officeooo:paragraph-rsid="001ee474"/>
    </style:style>
    <style:style style:name="P8" style:family="paragraph" style:parent-style-name="Standard" style:master-page-name="Standard">
      <style:paragraph-properties fo:text-align="end" style:justify-single-word="false" style:page-number="auto"/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list-style-name="L10">
      <loext:graphic-properties draw:fill="none"/>
      <style:paragraph-properties fo:margin-left="1.3cm" fo:margin-right="0cm" fo:margin-top="0.499cm" fo:margin-bottom="0.499cm" loext:contextual-spacing="false" fo:text-align="justify" style:justify-single-word="false" fo:orphans="2" fo:widows="2" fo:hyphenation-ladder-count="no-limit" fo:text-indent="-1.3cm" style:auto-text-indent="false" fo:background-color="transparent" style:text-autospace="none" style:punctuation-wrap="simple" style:line-break="strict" style:vertical-align="baseline" style:writing-mode="lr-tb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hyphenate="true" fo:hyphenation-remain-char-count="2" fo:hyphenation-push-char-count="2"/>
    </style:style>
    <style:style style:name="P11" style:family="paragraph" style:list-style-name="L10">
      <loext:graphic-properties draw:fill="none" draw:fill-image-width="0cm" draw:fill-image-height="0cm"/>
      <style:paragraph-properties fo:margin-left="1.3cm" fo:margin-right="0cm" fo:margin-top="0.499cm" fo:margin-bottom="0.499cm" loext:contextual-spacing="false" fo:text-align="start" style:justify-single-word="false" fo:orphans="2" fo:widows="2" fo:hyphenation-ladder-count="no-limit" fo:text-indent="-1.3cm" style:auto-text-indent="false" fo:background-color="transparent" style:shadow="none" style:text-autospace="none" style:punctuation-wrap="simple" style:line-break="strict" style:vertical-align="baseline" style:writing-mode="lr-tb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hyphenate="true" fo:hyphenation-remain-char-count="2" fo:hyphenation-push-char-count="2"/>
    </style:style>
    <style:style style:name="P12" style:family="paragraph" style:list-style-name="L10">
      <loext:graphic-properties draw:fill="none"/>
      <style:paragraph-properties fo:margin-left="1.3cm" fo:margin-right="0cm" fo:margin-top="0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text-autospace="none" style:punctuation-wrap="simple" style:line-break="strict" style:vertical-align="baseline" style:writing-mode="lr-tb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hyphenate="true" fo:hyphenation-remain-char-count="2" fo:hyphenation-push-char-count="2"/>
    </style:style>
    <style:style style:name="P1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15" style:family="paragraph" style:parent-style-name="Table_20_Contents">
      <style:text-properties officeooo:paragraph-rsid="001ee474"/>
    </style:style>
    <style:style style:name="P16" style:family="paragraph" style:parent-style-name="Table_20_Contents">
      <style:text-properties officeooo:rsid="001ee474" officeooo:paragraph-rsid="001ee474"/>
    </style:style>
    <style:style style:name="P17" style:family="paragraph" style:parent-style-name="Table_20_Contents" style:list-style-name="L10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officeooo:rsid="001c58d1" fo:background-color="#ffff00" loext:char-shading-value="0"/>
    </style:style>
    <style:style style:name="T4" style:family="text">
      <style:text-properties officeooo:rsid="00227c1a"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e474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ac458"/>
    </style:style>
    <style:style style:name="T9" style:family="text">
      <style:text-properties officeooo:rsid="001c07b4"/>
    </style:style>
    <style:style style:name="T10" style:family="text">
      <style:text-properties officeooo:rsid="001c58d1"/>
    </style:style>
    <style:style style:name="T11" style:family="text">
      <style:text-properties officeooo:rsid="001c732f"/>
    </style:style>
    <style:style style:name="T12" style:family="text">
      <style:text-properties officeooo:rsid="001dd709"/>
    </style:style>
    <style:style style:name="T13" style:family="text">
      <style:text-properties fo:font-variant="normal" fo:text-transform="none" fo:color="#333333" style:font-name="Verdana" fo:font-size="8.25pt" fo:letter-spacing="normal" fo:font-style="normal" fo:font-weight="bold" officeooo:rsid="001dd709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8dedf" fo:background-color="transparent" loext:char-shading-value="0"/>
    </style:style>
    <style:style style:name="T16" style:family="text">
      <style:text-properties officeooo:rsid="001c732f" fo:background-color="transparent" loext:char-shading-value="0"/>
    </style:style>
    <style:style style:name="T17" style:family="text">
      <style:text-properties officeooo:rsid="001dd709" fo:background-color="transparent" loext:char-shading-value="0"/>
    </style:style>
    <style:style style:name="T18" style:family="text">
      <style:text-properties officeooo:rsid="001ee474" fo:background-color="transparent" loext:char-shading-value="0"/>
    </style:style>
    <style:style style:name="T19" style:family="text">
      <style:text-properties officeooo:rsid="00227c1a" fo:background-color="transparent" loext:char-shading-value="0"/>
    </style:style>
    <style:style style:name="T20" style:family="text">
      <style:text-properties officeooo:rsid="00227c1a"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ee474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color="#000000" style:text-underline-style="none" fo:font-weight="normal" style:font-weight-asian="normal" style:font-weight-complex="normal"/>
    </style:style>
    <style:style style:name="T27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8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29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30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31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32" style:family="text">
      <style:text-properties officeooo:rsid="00227c1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p. zn. <text:span text:style-name="T32">RV</text:span> <text:span text:style-name="T20">37</text:span><text:span text:style-name="T21">/</text:span>2016</text:p>
      <text:p text:style-name="P13">Zadávací list </text:p>
      <text:p text:style-name="P2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5">Zadavatel</text:span><text:span text:style-name="T7">:</text:span></text:p>
          </table:table-cell>
          <table:table-cell table:style-name="Tabulka1.A1" office:value-type="string">
            <text:p text:style-name="Table_20_Contents"><text:span text:style-name="T5">Česká pirátská strana</text:span>, <text:span text:style-name="T22">Personální odbor</text:span>, kontakty:</text:p>
            <text:p text:style-name="Table_20_Contents"><text:span text:style-name="T22">Jakub Nepejchal</text:span>, <text:span text:style-name="T22">jakub.nepejchal</text:span><text:span text:style-name="Internet_20_link"><text:span text:style-name="T26">@pirati.cz </text:span></text:span></text:p>
            <text:p text:style-name="Table_20_Contents"><text:span text:style-name="T22">vedoucí personálního odboru</text:span> České pirátské strany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5">Dodavatel</text:span><text:span text:style-name="T7">:</text:span></text:p>
          </table:table-cell>
          <table:table-cell table:style-name="Tabulka1.A1" office:value-type="string">
            <text:p text:style-name="P15"><text:span text:style-name="T6">Barbora Hradečná</text:span><text:span text:style-name="T18">,</text:span><text:span text:style-name="T15"> </text:span><text:span text:style-name="T17">místo podnikání </text:span>Karlova 2481, 352 01 Aš,</text:p>
            <text:p text:style-name="P15"><text:span text:style-name="T17">IČO </text:span>76518639</text:p>
          </table:table-cell>
        </table:table-row>
        <table:table-row table:style-name="Tabulka1.3">
          <table:table-cell table:style-name="Tabulka1.A1" office:value-type="string">
            <text:list xml:id="list4262867101752941350" text:style-name="L10">
              <text:list-header>
                <text:p text:style-name="P17"><text:span text:style-name="T5">Zadaný úkol</text:span>:</text:p>
              </text:list-header>
            </text:list>
          </table:table-cell>
          <table:table-cell table:style-name="Tabulka1.B3" office:value-type="string">
            <text:list xml:id="list120044922965580" text:continue-numbering="true" text:style-name="L10">
              <text:list-item>
                <text:p>zjednodušovat a koordinovat zapojení členů, příznivců i lidí úplně zvenku do činnosti Pirátské strany,</text:p>
              </text:list-item>
              <text:list-item>
                <text:p>telefonicky, elektronicky a osobně kontaktovat dobrovolníky, členy strany a příznivce, vést jejich databázi a udržovat seznam volných úkolů pro dobrovolníky,</text:p>
              </text:list-item>
            </text:list>
            <text:section text:style-name="Sect1" text:name="magicdomid22">
              <text:list xml:id="list120044274569067" text:continue-numbering="true" text:style-name="L10">
                <text:list-item>
                  <text:p>koordinovat probíhající dobrovolnické kampaně (volební kampaně, Hrajeme svobodnou hudbu, roznos Pirátských listů, rozesílání newsletteru apod.),</text:p>
                </text:list-item>
                <text:list-item>
                  <text:p>jiné personální činnosti podle potřeb personálního odboru Pirátské strany</text:p>
                </text:list-item>
              </text:list>
            </text:section>
            <text:section text:style-name="Sect1" text:name="magicdomid23">
              <text:p text:style-name="Standard"/>
            </text:section>
            <text:p text:style-name="Standard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5">Smluvní typ</text:span>:</text:p>
          </table:table-cell>
          <table:table-cell table:style-name="Tabulka1.A1" office:value-type="string">
            <text:p text:style-name="Table_20_Contents"><text:span text:style-name="T12">příkazní </text:span>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5">Místo plnění</text:span>:</text:p>
          </table:table-cell>
          <table:table-cell table:style-name="Tabulka1.A1" office:value-type="string">
            <text:p text:style-name="P16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5">Odměna</text:span>:</text:p>
          </table:table-cell>
          <table:table-cell table:style-name="Tabulka1.A1" office:value-type="string">
            <text:p text:style-name="P5"><text:span text:style-name="T9">6</text:span> 000 – <text:span text:style-name="T8">10</text:span> 000 Kč<text:span text:style-name="T11"> </text:span>(slovy: v rozmezí <text:span text:style-name="T9">šesti</text:span> až <text:span text:style-name="T8">jedenácti</text:span> tisíc korun českých) <text:span text:style-name="T11">měsíčně</text:span>, <text:span text:style-name="T10">dle inzerátu ve výběrovém řízení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5">Termín provedení</text:span>:</text:p>
          </table:table-cell>
          <table:table-cell table:style-name="Tabulka1.A1" office:value-type="string">
            <text:p text:style-name="P6"><text:span text:style-name="T12">p</text:span>růběžně, <text:span text:style-name="T12">na dobu neurčitou</text:span></text:p>
          </table:table-cell>
        </table:table-row>
      </table:table>
      <text:p text:style-name="P3">Vztah mezi smluvními stranami se dále řídí podmínkami zadavatele pro placené úkoly zveřejněnými <text:span text:style-name="T12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2">https://www.pirati.cz/rules/ppu</text:span></text:a><text:span text:style-name="T12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4">Potvrzení</text:p>
          </table:table-cell>
          <table:table-cell table:style-name="Tabulka2.A1" office:value-type="string">
            <text:p text:style-name="P4">Den</text:p>
          </table:table-cell>
          <table:table-cell table:style-name="Tabulka2.A1" office:value-type="string">
            <text:p text:style-name="Table_20_Contents"><text:span text:style-name="T5">Za zadavatele</text:span><text:span text:style-name="T7">:</text:span></text:p>
          </table:table-cell>
          <table:table-cell table:style-name="Tabulka2.A1" office:value-type="string">
            <text:p text:style-name="Table_20_Contents"><text:span text:style-name="T5">Za dodavatele</text:span><text:span text:style-name="T7">:</text:span></text:p>
            <text:p text:style-name="Table_20_Contents"><text:span text:style-name="T7"/></text:p>
            <text:p text:style-name="Table_20_Contents"><text:span text:style-name="T7"/></text:p>
          </table:table-cell>
        </table:table-row>
        <table:table-row table:style-name="Tabulka2.2">
          <table:table-cell table:style-name="Tabulka2.A1" office:value-type="string">
            <text:p text:style-name="Table_20_Contents">Uzavření smlouvy:</text:p>
          </table:table-cell>
          <table:table-cell table:style-name="Tabulka2.A1" office:value-type="string">
            <text:p text:style-name="P5"><text:span text:style-name="T22">15</text:span>. <text:span text:style-name="T22">září</text:span> 2016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Arial1" svg:font-family="Arial, Helvetica, sans-serif"/>
    <style:font-face style:name="OpenSymbol" svg:font-family="OpenSymbol, 'Arial Unicode MS'"/>
    <style:font-face style:name="Verdana" svg:font-family="Verdana, 'Adobe Helvetica', Helvetica, Arial, sans-serif"/>
    <style:font-face style:name="apple-system" svg:font-family="apple-system, BlinkMacSystemFont, 'Segoe UI', Roboto, Helvetica, Arial, sans-serif, 'Apple Color Emoji', 'Segoe UI Emoji', 'Segoe UI Symbol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9-29T12:00:42.913095188</dc:date>
    <meta:editing-cycles>99</meta:editing-cycles>
    <meta:editing-duration>P24DT13H34M32S</meta:editing-duration>
    <meta:generator>LibreOffice/5.1.4.2$Linux_X86_64 LibreOffice_project/10m0$Build-2</meta:generator>
    <dc:creator>Vladislav Tobias Esner</dc:creator>
    <meta:document-statistic meta:table-count="2" meta:image-count="1" meta:object-count="0" meta:page-count="1" meta:paragraph-count="36" meta:word-count="238" meta:character-count="1715" meta:non-whitespace-character-count="1512"/>
    <meta:user-defined meta:name="Informace 1"/>
    <meta:user-defined meta:name="Informace 2"/>
    <meta:user-defined meta:name="Informace 3"/>
    <meta:user-defined meta:name="Informace 4"/>
  </office:meta>
</office:document-meta>
</file>